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33A460DB039C05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00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33A460DB039C058C.png" xlink:type="simple" xlink:show="embed" xlink:actuate="onLoad">
            <text:p/>
          </draw:image>
        </draw:frame>
        <draw:custom-shape draw:style-name="gr2" draw:text-style-name="P2" draw:layer="layout" svg:width="0.254cm" svg:height="0.254cm" svg:x="3.302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064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826cm" svg:y="9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9.144cm" svg:y="7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048cm" svg:y="9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588cm" svg:y="7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747cm" svg:y="9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6.858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9.779cm" svg:y="6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54cm" svg:y="1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0.541cm" svg:y="3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6.604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8.89cm" svg:y="4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0.668cm" svg:y="6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8.19cm" svg:y="6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9.906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318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905cm" svg:y="10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1.176cm" svg:y="4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0.669cm" svg:y="6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811cm" svg:y="4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065cm" svg:y="5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272cm" svg:y="2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3.081cm" svg:y="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3.97cm" svg:y="1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43cm" svg:y="7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431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732cm" svg:y="1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5.24cm" svg:y="0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477cm" svg:y="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175cm" svg:y="10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144cm" svg:y="9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635cm" svg:y="11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635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129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127cm" svg:y="11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13cm" svg:y="3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3.716cm" svg:y="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5.367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605cm" svg:y="2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4T12:34:58.104255516</dc:date>
    <meta:editing-duration>PT11M32S</meta:editing-duration>
    <meta:editing-cycles>4</meta:editing-cycles>
    <meta:generator>LibreOffice/5.1.6.2$Linux_X86_64 LibreOffice_project/10m0$Build-2</meta:generator>
    <meta:document-statistic meta:object-count="43"/>
  </office:meta>
</office:document-meta>
</file>